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81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3399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66c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6633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3300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4" style:family="table-cell" style:parent-style-name="Default">
      <style:table-cell-properties fo:background-color="#cc0066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081" style:font-name-asian="Arial1" style:font-size-asian="7.5pt" style:font-size-complex="7.5pt"/>
    </style:style>
    <style:style style:name="T2" style:family="text">
      <style:text-properties fo:color="#000000" style:font-name-asian="Arial1" style:font-size-asian="7.5pt" style:font-size-complex="7.5pt"/>
    </style:style>
    <style:style style:name="T3" style:family="text">
      <style:text-properties fo:color="#004081" style:font-name="Arial1" style:font-name-asian="Arial1" style:font-size-asian="7.5pt" style:font-size-complex="7.5pt"/>
    </style:style>
    <style:style style:name="T4" style:family="text">
      <style:text-properties fo:color="#000000" style:font-name="Arial1" style:font-name-asian="Arial1" style:font-size-asian="7.5pt" style:font-size-complex="7.5pt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1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GPIO_1 (BANK3, BANK4)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3">CLK12,DIFFCLK_7n </text:span><text:span text:style-name="T4">AB12</text:span></text:p>
          </table:table-cell>
          <table:table-cell table:style-name="ce8" office:value-type="string" calcext:value-type="string">
            <text:p>GPIO1_CLKIN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GPIO1_D0</text:p>
          </table:table-cell>
          <table:table-cell table:style-name="ce29" office:value-type="string" calcext:value-type="string">
            <text:p>AA20 <text:span text:style-name="T3">DIFFIO_B30p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3">CLK13,DIFFCLK_7p </text:span><text:span text:style-name="T4">AA12</text:span></text:p>
          </table:table-cell>
          <table:table-cell table:style-name="ce8" office:value-type="string" calcext:value-type="string">
            <text:p>GPIO1_CLKIN1</text:p>
          </table:table-cell>
          <table:table-cell table:style-name="ce12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PIO1_D1</text:p>
          </table:table-cell>
          <table:table-cell table:style-name="ce29" office:value-type="string" calcext:value-type="string">
            <text:p>AB20 <text:span text:style-name="T3">DIFFIO_B30n,DQ2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3">IO,RUP2 </text:span><text:span text:style-name="T4">AA19</text:span></text:p>
          </table:table-cell>
          <table:table-cell table:style-name="ce9" office:value-type="string" calcext:value-type="string">
            <text:p>GPIO1_D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GPIO1_D3</text:p>
          </table:table-cell>
          <table:table-cell table:style-name="ce30" office:value-type="string" calcext:value-type="string">
            <text:p><text:span text:style-name="T3">IO,RDN2 </text:span><text:span text:style-name="T4">AB19</text:span></text:p>
          </table:table-cell>
          <table:table-cell table:style-name="ce25" office:value-type="string" calcext:value-type="string">
            <text:p>(pas de support lvds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3">IO,DQ2B </text:span><text:span text:style-name="T4">AB18</text:span></text:p>
          </table:table-cell>
          <table:table-cell table:style-name="ce9" office:value-type="string" calcext:value-type="string">
            <text:p>GPIO1_D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GPIO1_D5</text:p>
          </table:table-cell>
          <table:table-cell table:style-name="ce30" office:value-type="string" calcext:value-type="string">
            <text:p><text:span text:style-name="T3">IO4_2 </text:span><text:span text:style-name="T4">AA18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AA17 <text:span text:style-name="T3">DIFFIO_B25p</text:span></text:p>
          </table:table-cell>
          <table:table-cell table:style-name="ce9" office:value-type="string" calcext:value-type="string">
            <text:p>GPIO1_D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6" office:value-type="string" calcext:value-type="string">
            <text:p>GPIO1_D7</text:p>
          </table:table-cell>
          <table:table-cell table:style-name="ce29" office:value-type="string" calcext:value-type="string">
            <text:p>AB17 <text:span text:style-name="T3">DIFFIO_B25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5"/>
          <table:table-cell table:style-name="ce10" office:value-type="string" calcext:value-type="string">
            <text:p>VCC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Y17 <text:span text:style-name="T3">DIFFIO_B29n,DQS0B</text:span></text:p>
          </table:table-cell>
          <table:table-cell table:style-name="ce9" office:value-type="string" calcext:value-type="string">
            <text:p>GPIO1_D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6" office:value-type="string" calcext:value-type="string">
            <text:p>GPIO1_D9</text:p>
          </table:table-cell>
          <table:table-cell table:style-name="ce29" office:value-type="string" calcext:value-type="string">
            <text:p>W17 <text:span text:style-name="T3">DIFFIO_B29p,DQ2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U15 <text:span text:style-name="T3">DIFFIO_B31p</text:span></text:p>
          </table:table-cell>
          <table:table-cell table:style-name="ce9" office:value-type="string" calcext:value-type="string">
            <text:p>GPIO1_D1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GPIO1_D11</text:p>
          </table:table-cell>
          <table:table-cell table:style-name="ce29" office:value-type="string" calcext:value-type="string">
            <text:p>T15 <text:span text:style-name="T3">DIFFIO_B28n,DQ2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W15 <text:span text:style-name="T3">DIFFIO_B27n,DQ2B</text:span></text:p>
          </table:table-cell>
          <table:table-cell table:style-name="ce9" office:value-type="string" calcext:value-type="string">
            <text:p>GPIO1_D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26" office:value-type="string" calcext:value-type="string">
            <text:p>GPIO1_D13</text:p>
          </table:table-cell>
          <table:table-cell table:style-name="ce29" office:value-type="string" calcext:value-type="string">
            <text:p>V15 <text:span text:style-name="T3">DIFFIO_B27p,DQ2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3">IO,PLL4_CLKOUTn </text:span><text:span text:style-name="T4">R16</text:span></text:p>
          </table:table-cell>
          <table:table-cell table:style-name="ce8" office:value-type="string" calcext:value-type="string">
            <text:p>GPIO1_CLKOUT0</text:p>
          </table:table-cell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GPIO1_D14</text:p>
          </table:table-cell>
          <table:table-cell table:style-name="ce29" office:value-type="string" calcext:value-type="string">
            <text:p>AB9 <text:span text:style-name="T3">DIFFIO_B16n,DQS5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3">IO,PLL4_CLKOUTp </text:span><text:span text:style-name="T4">T16</text:span></text:p>
          </table:table-cell>
          <table:table-cell table:style-name="ce8" office:value-type="string" calcext:value-type="string">
            <text:p>GPIO1_CLKOUT1</text:p>
          </table:table-cell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GPIO1_D15</text:p>
          </table:table-cell>
          <table:table-cell table:style-name="ce29" office:value-type="string" calcext:value-type="string">
            <text:p>AA9 <text:span text:style-name="T3">DIFFIO_B16p,DQ5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6" office:value-type="string" calcext:value-type="string">
            <text:p>AA7 <text:span text:style-name="T3">DIFFIO_B12p,DM5B</text:span></text:p>
          </table:table-cell>
          <table:table-cell table:style-name="ce9" office:value-type="string" calcext:value-type="string">
            <text:p>GPIO1_D1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GPIO1_D17</text:p>
          </table:table-cell>
          <table:table-cell table:style-name="ce31" office:value-type="string" calcext:value-type="string">
            <text:p>AB7 <text:span text:style-name="T3">DIFFIO_B12n,DQ5B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T14 <text:span text:style-name="T3">DIFFIO_B28p</text:span></text:p>
          </table:table-cell>
          <table:table-cell table:style-name="ce9" office:value-type="string" calcext:value-type="string">
            <text:p>GPIO1_D18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GPIO1_D19</text:p>
          </table:table-cell>
          <table:table-cell table:style-name="ce29" office:value-type="string" calcext:value-type="string">
            <text:p>R14 <text:span text:style-name="T3">DIFFIO_B32p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U12 <text:span text:style-name="T3">DIFFIO_B23p,DQ4B</text:span></text:p>
          </table:table-cell>
          <table:table-cell table:style-name="ce9" office:value-type="string" calcext:value-type="string">
            <text:p>GPIO1_D2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string" calcext:value-type="string">
            <text:p>GPIO1_D21</text:p>
          </table:table-cell>
          <table:table-cell table:style-name="ce29" office:value-type="string" calcext:value-type="string">
            <text:p>T12 <text:span text:style-name="T3">DIFFIO_B23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5"/>
          <table:table-cell table:style-name="ce10" office:value-type="string" calcext:value-type="string">
            <text:p>VCC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R11 <text:span text:style-name="T3">DIFFIO_B5p</text:span></text:p>
          </table:table-cell>
          <table:table-cell table:style-name="ce9" office:value-type="string" calcext:value-type="string">
            <text:p>GPIO1_D2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GPIO1_D23</text:p>
          </table:table-cell>
          <table:table-cell table:style-name="ce29" office:value-type="string" calcext:value-type="string">
            <text:p>R12 <text:span text:style-name="T3">DIFFIO_B5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U10 <text:span text:style-name="T3">DIFFIO_B14n,DQ5B</text:span></text:p>
          </table:table-cell>
          <table:table-cell table:style-name="ce9" office:value-type="string" calcext:value-type="string">
            <text:p>GPIO1_D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GPIO1_D25</text:p>
          </table:table-cell>
          <table:table-cell table:style-name="ce29" office:value-type="string" calcext:value-type="string">
            <text:p>T10 <text:span text:style-name="T3">DIFFIO_B14p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U9 <text:span text:style-name="T3">DIFFIO_B11p,DQ3B</text:span></text:p>
          </table:table-cell>
          <table:table-cell table:style-name="ce9" office:value-type="string" calcext:value-type="string">
            <text:p>GPIO1_D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GPIO1_D27</text:p>
          </table:table-cell>
          <table:table-cell table:style-name="ce29" office:value-type="string" calcext:value-type="string">
            <text:p>T9 <text:span text:style-name="T3">DIFFIO_B2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Y7 <text:span text:style-name="T3">DIFFIO_B10n,DQ3B</text:span></text:p>
          </table:table-cell>
          <table:table-cell table:style-name="ce9" office:value-type="string" calcext:value-type="string">
            <text:p>GPIO1_D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GPIO1_D29</text:p>
          </table:table-cell>
          <table:table-cell table:style-name="ce29" office:value-type="string" calcext:value-type="string">
            <text:p>U8 <text:span text:style-name="T3">DIFFIO_B4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>
            <text:p>V6 <text:span text:style-name="T3">DIFFIO_B3p</text:span></text:p>
          </table:table-cell>
          <table:table-cell table:style-name="ce9" office:value-type="string" calcext:value-type="string">
            <text:p>GPIO1_D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GPIO1_D31</text:p>
          </table:table-cell>
          <table:table-cell table:style-name="ce29" office:value-type="string" calcext:value-type="string">
            <text:p>V7 <text:span text:style-name="T3">DIFFIO_B7n</text:span></text:p>
          </table:table-cell>
          <table:table-cell table:style-name="ce25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0000-00-00T13:04:43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30S</meta:editing-duration>
    <meta:editing-cycles>14</meta:editing-cycles>
    <meta:generator>LibreOffice/4.1.5.3$Windows_x86 LibreOffice_project/1c1366bba2ba2b554cd2ca4d87c06da81c05d24</meta:generator>
    <dc:date>2016-06-09T16:35:59.093000000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